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.1402in" fo:text-align="start" style:justify-single-word="false" fo:text-indent="0.5in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2010-02-08</text:p>
      <text:p text:style-name="P4"/>
      <text:p text:style-name="P5">Chapter 5 – Questions, Talking Points, Summary</text:p>
      <text:p text:style-name="P2"/>
      <text:p text:style-name="P3">Questions</text:p>
      <text:p text:style-name="P3"><text:span text:style-name="T1"/></text:p>
      <text:p text:style-name="P3"><text:span text:style-name="T1">Can every task undertaken on a computer be composed this way?</text:span></text:p>
      <text:p text:style-name="P3"><text:span text:style-name="T1"/></text:p>
      <text:p text:style-name="P3"><text:span text:style-name="T1">Are there any other ways to efficiently order tasks for a computer?</text:span></text:p>
      <text:p text:style-name="P3"><text:span text:style-name="T1"/></text:p>
      <text:p text:style-name="P3"><text:span text:style-name="T1">Should we be designing user interfaces to take advantage of these patterns? <text:s/>Is there anything we can do to ensure that they're used?</text:span></text:p>
      <text:p text:style-name="P3"><text:span text:style-name="T1"/></text:p>
      <text:p text:style-name="P3">Talking Points</text:p>
      <text:p text:style-name="P3"><text:span text:style-name="T1"/></text:p>
      <text:p text:style-name="P3"><text:span text:style-name="T1">With current computer interfaces the efficiency of tasks performed is more a matter of training, rather then the design of the interface. <text:s/></text:span></text:p>
      <text:p text:style-name="P3"><text:span text:style-name="T1"/></text:p>
      <text:p text:style-name="P3"><text:span text:style-name="T1">The sharing of intermediate knowledge is one way to improve the efficiency of the users of complex software system. <text:s/>But intermediate knowledge is hard to disseminate in may contexts.</text:span></text:p>
      <text:p text:style-name="P3"><text:span text:style-name="T1"/></text:p>
      <text:p text:style-name="P3"><text:span text:style-name="T1">Users don't always pick the most efficient task solution. <text:s/>They may do this for three reasons: they don't know, they gain nothing, or they follow habit.</text:span></text:p>
      <text:p text:style-name="P3"><text:span text:style-name="T1"/></text:p>
      <text:p text:style-name="P3"><text:span text:style-name="T1"/></text:p>
      <text:p text:style-name="P6">Summary</text:p>
      <text:p text:style-name="P3"><text:span text:style-name="T1"/></text:p>
      <text:p text:style-name="P7"><text:span text:style-name="T1">Most users don't efficiently use complex software tool. <text:s/>There are a number of studies which show that even experienced users tend to only learn basic skills then apply those skills over and over again to achieve complex tasks. <text:s/>Many complex systems provide methods that these users should exploit to improve their efficiency of computation.</text:span></text:p>
      <text:p text:style-name="P7"><text:span text:style-name="T1">There are two primary methods of completing complex tasks on the computer. <text:s/>Method one, Sequence-by-Operation, <text:s/>is the simplistic method which takes no advantage of the computer to automate repetitive tasks. <text:s/>Method two, Detail-Aggregate-Manipulate, has the user flesh out the details of one complete task then aggregates those details together and replicates it to achieve the entire task.</text:span></text:p>
      <text:p text:style-name="P7"><text:span text:style-name="T1">Detail-Aggregate-Manipulate, however, requires that the user be aware of complex operators provided by the software system which can perform the aggregate and then operate on aggregates. <text:s/>This knowledge is usually embodied in a set of intermediate knowledge that isn't always taught or available to the user.</text:span></text:p>
      <text:p text:style-name="P7"><text:span text:style-name="T1">For the most part experienced users will retain their beginner skill-sets when working on tasks. <text:s/>There could be a number of reasons for this, but there are three stand-outs. <text:s/>First, the efficient strategy isn't known or obvious to the user. <text:s/>This may because of a poorly-designed user interface or the complexity of the task. <text:s/>Another is because there could be a weak relationship between the quality of results and the method used to achieve them. <text:s/>Thirdly, <text:s/>office environments are poison to the free exchange of information, since it may not be obvious to achieving business goals.</text:span></text:p>
      <text:p text:style-name="P7"><text:span text:style-name="T1">If the user is aware of efficient strategies, they may chose not to use them. <text:s/>The chapter points out three reasons for this: 1) the user does not evaluate efficiency, 2) the different strategy isn't really efficient, and 3) prior knowledge dominates. <text:s/>Reasons two and three both are the main cause of this behavior, with reason three dominating. <text:s/>Many users are ingrained on their habits and are loath to break them a little bit to gain efficiency. <text:s/>The reasons for this are rooted in psychology and aren't discussed in detail here.</text:span></text:p>
      <text:p text:style-name="P7"><text:span text:style-name="T1">There are three other powers of computer which can affect efficiency: propagation, organization, and visualization. <text:s/>Propagation is the ability of computers to apply changes to objects with a known and explicit dependency. <text:s/>A good example of propagation is a word processor which lets you modify all paragraph formats with a single setting.</text:span></text:p>
      <text:p text:style-name="P7"><text:span text:style-name="T1">Organization is the power of computers to organize and display data to the user. <text:s/>Chapter 5 uses the example of an object-type table instead of a tab table to store data in a word processor document. <text:s/>By doing it this way, the computer allows the user to efficiently port the table to another application or change data within the table.</text:span></text:p>
      <text:p text:style-name="P7"><text:span text:style-name="T1">Visualization strategies depend on the computer to display information from different sources and in different ways. <text:s/>An example from Chapter 5 is the ability of a piece of CAD software to display both and overview of a room and a detail of part of the same room. <text:s/>They are connected so that the user may select part of the room using the overview which his pulled up in detail.</text:span></text:p>
      <text:p text:style-name="P7"><text:span text:style-name="T1">By way of conclusion the authors discuss the possibility of forming a framework which identifies which strategies work the best and what limits are placed on them by the computer platform itself. <text:s/>This would go a long way to improving the efficiency of human-computer interaction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8T19:30:22</meta:creation-date>
    <dc:date>2010-02-08T20:11:51</dc:date>
    <meta:editing-duration>PT00H25M59S</meta:editing-duration>
    <meta:editing-cycles>6</meta:editing-cycles>
    <meta:generator>OpenOffice.org/3.1$Unix OpenOffice.org_project/310m19$Build-9420</meta:generator>
    <meta:document-statistic meta:table-count="0" meta:image-count="0" meta:object-count="0" meta:page-count="2" meta:paragraph-count="21" meta:word-count="707" meta:character-count="4325"/>
  </office:meta>
</office:document-meta>
</file>